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45cf" officeooo:paragraph-rsid="001345cf"/>
    </style:style>
    <style:style style:name="P2" style:family="paragraph" style:parent-style-name="Standard">
      <style:text-properties officeooo:rsid="0017dcb5" officeooo:paragraph-rsid="0017dcb5"/>
    </style:style>
    <style:style style:name="P3" style:family="paragraph" style:parent-style-name="Standard" style:list-style-name="L1">
      <style:text-properties officeooo:rsid="00194e40" officeooo:paragraph-rsid="00194e40"/>
    </style:style>
    <style:style style:name="P4" style:family="paragraph" style:parent-style-name="Standard" style:list-style-name="L2">
      <style:text-properties officeooo:rsid="00194e40" officeooo:paragraph-rsid="00194e40"/>
    </style:style>
    <style:style style:name="P5" style:family="paragraph" style:parent-style-name="Standard" style:list-style-name="L1">
      <style:text-properties officeooo:rsid="001a98cc" officeooo:paragraph-rsid="001a98cc"/>
    </style:style>
    <style:style style:name="P6" style:family="paragraph" style:parent-style-name="Standard" style:list-style-name="L3">
      <style:text-properties officeooo:rsid="001b9925" officeooo:paragraph-rsid="001b9925"/>
    </style:style>
    <style:style style:name="P7" style:family="paragraph" style:parent-style-name="Standard">
      <style:text-properties officeooo:rsid="001e1bd7" officeooo:paragraph-rsid="001e1bd7"/>
    </style:style>
    <style:style style:name="P8" style:family="paragraph" style:parent-style-name="Standard">
      <style:text-properties officeooo:rsid="001345cf" officeooo:paragraph-rsid="001345cf"/>
    </style:style>
    <style:style style:name="P9" style:family="paragraph" style:parent-style-name="Standard">
      <style:paragraph-properties fo:line-height="100%"/>
      <style:text-properties officeooo:rsid="001345cf" officeooo:paragraph-rsid="001345cf"/>
    </style:style>
    <style:style style:name="P10" style:family="paragraph" style:parent-style-name="Standard">
      <style:text-properties fo:font-size="18pt" fo:font-weight="bold" officeooo:rsid="001e1bd7" officeooo:paragraph-rsid="001e1bd7" style:font-size-asian="18pt" style:font-weight-asian="bold" style:font-size-complex="18pt" style:font-weight-complex="bold"/>
    </style:style>
    <style:style style:name="P11" style:family="paragraph" style:parent-style-name="Standard">
      <style:text-properties fo:font-size="14pt" fo:font-weight="bold" officeooo:rsid="001e1bd7" officeooo:paragraph-rsid="001e1bd7" style:font-size-asian="14pt" style:font-weight-asian="bold" style:font-size-complex="14pt" style:font-weight-complex="bold"/>
    </style:style>
    <style:style style:name="P12" style:family="paragraph" style:parent-style-name="Standard">
      <style:text-properties fo:font-size="14pt" fo:font-weight="bold" officeooo:rsid="00194e40" officeooo:paragraph-rsid="00194e40" style:font-size-asian="14pt" style:font-weight-asian="bold" style:font-size-complex="14pt" style:font-weight-complex="bold"/>
    </style:style>
    <style:style style:name="P13" style:family="paragraph" style:parent-style-name="Standard">
      <style:text-properties fo:font-size="14pt" fo:font-weight="bold" officeooo:rsid="001fb01b" officeooo:paragraph-rsid="001fb01b" style:font-size-asian="14pt" style:font-weight-asian="bold" style:font-size-complex="14pt" style:font-weight-complex="bold"/>
    </style:style>
    <style:style style:name="P14" style:family="paragraph" style:parent-style-name="Standard">
      <style:text-properties fo:font-size="14pt" fo:font-weight="bold" officeooo:rsid="002211d8" officeooo:paragraph-rsid="002211d8" style:font-size-asian="14pt" style:font-weight-asian="bold" style:font-size-complex="14pt" style:font-weight-complex="bold"/>
    </style:style>
    <style:style style:name="P15" style:family="paragraph" style:parent-style-name="Standard" style:list-style-name="L2">
      <style:text-properties officeooo:rsid="00167eef" officeooo:paragraph-rsid="00167eef"/>
    </style:style>
    <style:style style:name="P16" style:family="paragraph" style:parent-style-name="Standard" style:list-style-name="L2">
      <style:text-properties officeooo:rsid="0017dcb5" officeooo:paragraph-rsid="0017dcb5"/>
    </style:style>
    <style:style style:name="P17" style:family="paragraph" style:parent-style-name="Standard">
      <style:text-properties fo:font-size="12pt" fo:font-style="normal" fo:font-weight="normal" officeooo:rsid="002211d8" officeooo:paragraph-rsid="002211d8" style:font-size-asian="10.5pt" style:font-style-asian="normal" style:font-weight-asian="normal" style:font-size-complex="12pt" style:font-style-complex="normal" style:font-weight-complex="normal"/>
    </style:style>
    <style:style style:name="P18" style:family="paragraph" style:parent-style-name="Standard" style:list-style-name="L1">
      <style:text-properties officeooo:rsid="00237931" officeooo:paragraph-rsid="00237931"/>
    </style:style>
    <style:style style:name="P19" style:family="paragraph" style:parent-style-name="Standard" style:list-style-name="L3">
      <style:text-properties officeooo:paragraph-rsid="001b9925"/>
    </style:style>
    <style:style style:name="T1" style:family="text">
      <style:text-properties officeooo:rsid="0014a740"/>
    </style:style>
    <style:style style:name="T2" style:family="text">
      <style:text-properties officeooo:rsid="00167eef"/>
    </style:style>
    <style:style style:name="T3" style:family="text">
      <style:text-properties style:text-position="super 58%"/>
    </style:style>
    <style:style style:name="T4" style:family="text">
      <style:text-properties officeooo:rsid="00194e40"/>
    </style:style>
    <style:style style:name="T5" style:family="text">
      <style:text-properties officeooo:rsid="001a98cc"/>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fb01b"/>
    </style:style>
    <style:style style:name="T8" style:family="text">
      <style:text-properties officeooo:rsid="001b99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he Problem #2: Doing a laundry</text:p>
      <text:p text:style-name="P1"/>
      <text:p text:style-name="P1"><text:tab/>Doing a laundry just seems <text:span text:style-name="T2">to be</text:span> easy – beside throwing clothes in the washing machine, <text:span text:style-name="T1">we have to segregate them because of colors before it, then dry and lay in the wardrobe. </text:span></text:p>
      <text:p text:style-name="P9"/>
      <text:p text:style-name="P11">1.1 Interview Questions</text:p>
      <text:list xml:id="list2121348951" text:style-name="L2">
        <text:list-item>
          <text:p text:style-name="P15"><text:span text:style-name="T4">How often do you do your laundry?</text:span></text:p>
        </text:list-item>
        <text:list-item>
          <text:p text:style-name="P16">Which part of doing a laundry takes you the most time?</text:p>
        </text:list-item>
        <text:list-item>
          <text:p text:style-name="P4">Do you segregate clothes before laundry?</text:p>
        </text:list-item>
      </text:list>
      <text:p text:style-name="P12"/>
      <text:p text:style-name="P7"><text:span text:style-name="T6">1.2 Observation procedure</text:span></text:p>
      <text:p text:style-name="P7"><text:tab/>In observation, we just observed the user from the taking clothes to washing machine, <text:span text:style-name="T7">through throwing them in there and hanging them up on a dryer.</text:span></text:p>
      <text:p text:style-name="P7"/>
      <text:p text:style-name="P13">1.3 Details of observation and interviews</text:p>
      <text:p text:style-name="P2"/>
      <text:list xml:id="list2090949860" text:style-name="L1">
        <text:list-item>
          <text:p text:style-name="P3">1<text:span text:style-name="T3">st</text:span> <text:span text:style-name="T5">user</text:span></text:p>
          <text:list>
            <text:list-item>
              <text:p text:style-name="P3">Information about the <text:span text:style-name="T5">user</text:span>:</text:p>
              <text:p text:style-name="P3">age 22, male, Erasmus student, single, living in a shared flat with 1 other person, </text:p>
            </text:list-item>
            <text:list-item>
              <text:p text:style-name="P5">We observed that the user d<text:span text:style-name="T7">id</text:span> not segregate clothes because of their color, confusion when it came to putting the right amount of washing powder and frustration with laying the clothes in their space in the wardrobe.</text:p>
            </text:list-item>
          </text:list>
        </text:list-item>
        <text:list-item>
          <text:p text:style-name="P5">2<text:span text:style-name="T3">nd</text:span> user</text:p>
          <text:list>
            <text:list-item>
              <text:p text:style-name="P5">Information about the user:</text:p>
              <text:p text:style-name="P5">age 24, female, worker, living on her own</text:p>
            </text:list-item>
            <text:list-item>
              <text:p text:style-name="P18">Answers summed up:</text:p>
            </text:list-item>
          </text:list>
        </text:list-item>
      </text:list>
      <text:list xml:id="list3928436911" text:style-name="L3">
        <text:list-item>
          <text:list>
            <text:list-item>
              <text:p text:style-name="P19"><text:span text:style-name="T8">once a week</text:span></text:p>
            </text:list-item>
            <text:list-item>
              <text:p text:style-name="P6">waiting for the washing machine</text:p>
            </text:list-item>
            <text:list-item>
              <text:p text:style-name="P6">yes</text:p>
            </text:list-item>
          </text:list>
        </text:list-item>
      </text:list>
      <text:p text:style-name="P14">1.4 Problem Statement</text:p>
      <text:p text:style-name="P17"><text:tab/>Problem is segregating clothes after doing laundry, ours users found it very annoying and time-consum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9:40.451534024</meta:creation-date>
    <dc:date>2019-12-10T18:29:43.576530476</dc:date>
    <meta:editing-duration>PT27M36S</meta:editing-duration>
    <meta:editing-cycles>5</meta:editing-cycles>
    <meta:generator>LibreOffice/6.0.7.3$Linux_X86_64 LibreOffice_project/00m0$Build-3</meta:generator>
    <meta:document-statistic meta:table-count="0" meta:image-count="0" meta:object-count="0" meta:page-count="1" meta:paragraph-count="22" meta:word-count="217" meta:character-count="1198" meta:non-whitespace-character-count="1010"/>
  </office:meta>
</office:document-meta>
</file>